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fo:border="0.99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ngth</text:p>
          </table:table-cell>
        </table:table-row>
        <table:table-row table:style-name="ro2">
          <table:table-cell office:value-type="string" calcext:value-type="string">
            <text:p>BMW_sig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4.633" calcext:value-type="float">
            <text:p>4.633</text:p>
          </table:table-cell>
        </table:table-row>
        <table:table-row table:style-name="ro2">
          <table:table-cell office:value-type="string" calcext:value-type="string">
            <text:p>trimble_front</text:p>
          </table:table-cell>
          <table:table-cell office:value-type="float" office:value="-1.94" calcext:value-type="float">
            <text:p>-1.94</text:p>
          </table:table-cell>
          <table:table-cell office:value-type="float" office:value="-0.5" calcext:value-type="float">
            <text:p>-0.5</text:p>
          </table:table-cell>
          <table:table-cell table:formula="of:=[.D7]+0.04" office:value-type="float" office:value="1.779" calcext:value-type="float">
            <text:p>1.779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1.811" calcext:value-type="float">
            <text:p>1.811</text:p>
          </table:table-cell>
        </table:table-row>
        <table:table-row table:style-name="ro2">
          <table:table-cell office:value-type="string" calcext:value-type="string">
            <text:p>trimble_rear</text:p>
          </table:table-cell>
          <table:table-cell table:formula="of:=[.B3]-1.8" office:value-type="float" office:value="-3.74" calcext:value-type="float">
            <text:p>-3.74</text:p>
          </table:table-cell>
          <table:table-cell table:formula="of:=[.C3]" office:value-type="float" office:value="-0.5" calcext:value-type="float">
            <text:p>-0.5</text:p>
          </table:table-cell>
          <table:table-cell table:formula="of:=[.D7]+0.04" office:value-type="float" office:value="1.779" calcext:value-type="float">
            <text:p>1.779</text:p>
          </table:table-cell>
          <table:table-cell/>
          <table:table-cell office:value-type="string" calcext:value-type="string">
            <text:p>Height (with wheels)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2">
          <table:table-cell office:value-type="string" calcext:value-type="string">
            <text:p>ublox</text:p>
          </table:table-cell>
          <table:table-cell table:formula="of:=0.57+[.B7]" office:value-type="float" office:value="-3.33" calcext:value-type="float">
            <text:p>-3.33</text:p>
          </table:table-cell>
          <table:table-cell table:formula="of:=-0.1+[.G5]+[.C7]" office:value-type="float" office:value="0.5245" calcext:value-type="float">
            <text:p>0.5245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Support_Width</text:p>
          </table:table-cell>
          <table:table-cell office:value-type="float" office:value="1.02" calcext:value-type="float">
            <text:p>1.02</text:p>
          </table:table-cell>
        </table:table-row>
        <table:table-row table:style-name="ro2">
          <table:table-cell office:value-type="string" calcext:value-type="string">
            <text:p>IMU</text:p>
          </table:table-cell>
          <table:table-cell table:formula="of:=0.6-[.G2]" office:value-type="float" office:value="-4.033" calcext:value-type="float">
            <text:p>-4.033</text:p>
          </table:table-cell>
          <table:table-cell table:formula="of:=[.C4]+0.4"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Support_lengt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upport (rear right)</text:p>
          </table:table-cell>
          <table:table-cell office:value-type="float" office:value="-3.9" calcext:value-type="float">
            <text:p>-3.9</text:p>
          </table:table-cell>
          <table:table-cell table:formula="of:=-([.G3]-[.G5])/2" office:value-type="float" office:value="-0.3955" calcext:value-type="float">
            <text:p>-0.3955</text:p>
          </table:table-cell>
          <table:table-cell table:formula="of:=[.G4]+0.11" office:value-type="float" office:value="1.739" calcext:value-type="float">
            <text:p>1.7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5:48:58.28897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5:49:00.444575625</meta:creation-date>
    <meta:editing-duration>PT46M20S</meta:editing-duration>
    <meta:editing-cycles>4</meta:editing-cycles>
    <meta:generator>LibreOffice/6.4.7.2$Linux_X86_64 LibreOffice_project/40$Build-2</meta:generator>
    <dc:date>2022-09-19T16:45:29.500209835</dc:date>
    <meta:document-statistic meta:table-count="1" meta:cell-count="40" meta:object-count="0"/>
  </office:meta>
</office:document-meta>
</file>